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13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0.46cm"/>
    </style:style>
    <style:style style:name="co5" style:family="table-column">
      <style:table-column-properties fo:break-before="auto" style:column-width="0.49cm"/>
    </style:style>
    <style:style style:name="ro1" style:family="table-row">
      <style:table-row-properties style:row-height="0.43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ANGLE</text:p>
          </table:table-cell>
          <table:table-cell office:value-type="string">
            <text:p>C_lift</text:p>
          </table:table-cell>
          <table:table-cell office:value-type="string">
            <text:p>C_drag</text:p>
          </table:table-cell>
          <table:table-cell table:number-columns-repeated="4"/>
          <table:table-cell office:value-type="string">
            <text:p>MIN Cp INV</text:p>
          </table:table-cell>
          <table:table-cell office:value-type="string">
            <text:p>MIN Cp VIS</text:p>
          </table:table-cell>
        </table:table-row>
        <table:table-row table:style-name="ro1">
          <table:table-cell/>
          <table:table-cell office:value-type="float" office:value="-20">
            <text:p>-20</text:p>
          </table:table-cell>
          <table:table-cell office:value-type="float" office:value="-0.6745">
            <text:p>-0.6745</text:p>
          </table:table-cell>
          <table:table-cell office:value-type="float" office:value="0.25195">
            <text:p>0.25195</text:p>
          </table:table-cell>
          <table:table-cell office:value-type="float" office:value="0.24783">
            <text:p>0.24783</text:p>
          </table:table-cell>
          <table:table-cell office:value-type="float" office:value="0.0378">
            <text:p>0.0378</text:p>
          </table:table-cell>
          <table:table-cell office:value-type="float" office:value="1">
            <text:p>1</text:p>
          </table:table-cell>
          <table:table-cell office:value-type="float" office:value="0.0176">
            <text:p>0.0176</text:p>
          </table:table-cell>
          <table:table-cell office:value-type="float" office:value="-34.6918">
            <text:p>-34.6918</text:p>
          </table:table-cell>
          <table:table-cell office:value-type="float" office:value="-1.4073">
            <text:p>-1.4073</text:p>
          </table:table-cell>
        </table:table-row>
        <table:table-row table:style-name="ro1">
          <table:table-cell/>
          <table:table-cell office:value-type="float" office:value="-19">
            <text:p>-19</text:p>
          </table:table-cell>
          <table:table-cell office:value-type="float" office:value="-0.6427">
            <text:p>-0.6427</text:p>
          </table:table-cell>
          <table:table-cell office:value-type="float" office:value="0.24008">
            <text:p>0.24008</text:p>
          </table:table-cell>
          <table:table-cell office:value-type="float" office:value="0.23594">
            <text:p>0.23594</text:p>
          </table:table-cell>
          <table:table-cell office:value-type="float" office:value="0.0304">
            <text:p>0.0304</text:p>
          </table:table-cell>
          <table:table-cell office:value-type="float" office:value="1">
            <text:p>1</text:p>
          </table:table-cell>
          <table:table-cell office:value-type="float" office:value="0.0194">
            <text:p>0.0194</text:p>
          </table:table-cell>
          <table:table-cell office:value-type="float" office:value="-31.6934">
            <text:p>-31.6934</text:p>
          </table:table-cell>
          <table:table-cell office:value-type="float" office:value="-1.3201">
            <text:p>-1.3201</text:p>
          </table:table-cell>
        </table:table-row>
        <table:table-row table:style-name="ro1">
          <table:table-cell/>
          <table:table-cell office:value-type="float" office:value="-18">
            <text:p>-18</text:p>
          </table:table-cell>
          <table:table-cell office:value-type="float" office:value="-0.6129">
            <text:p>-0.6129</text:p>
          </table:table-cell>
          <table:table-cell office:value-type="float" office:value="0.22707">
            <text:p>0.22707</text:p>
          </table:table-cell>
          <table:table-cell office:value-type="float" office:value="0.22293">
            <text:p>0.22293</text:p>
          </table:table-cell>
          <table:table-cell office:value-type="float" office:value="0.0244">
            <text:p>0.024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-28.8077">
            <text:p>-28.8077</text:p>
          </table:table-cell>
          <table:table-cell office:value-type="float" office:value="-1.2131">
            <text:p>-1.2131</text:p>
          </table:table-cell>
        </table:table-row>
        <table:table-row table:style-name="ro1">
          <table:table-cell/>
          <table:table-cell office:value-type="float" office:value="-17">
            <text:p>-17</text:p>
          </table:table-cell>
          <table:table-cell office:value-type="float" office:value="-0.5824">
            <text:p>-0.5824</text:p>
          </table:table-cell>
          <table:table-cell office:value-type="float" office:value="0.21502">
            <text:p>0.21502</text:p>
          </table:table-cell>
          <table:table-cell office:value-type="float" office:value="0.21087">
            <text:p>0.21087</text:p>
          </table:table-cell>
          <table:table-cell office:value-type="float" office:value="0.0187">
            <text:p>0.0187</text:p>
          </table:table-cell>
          <table:table-cell office:value-type="float" office:value="1">
            <text:p>1</text:p>
          </table:table-cell>
          <table:table-cell office:value-type="float" office:value="0.0218">
            <text:p>0.0218</text:p>
          </table:table-cell>
          <table:table-cell office:value-type="float" office:value="-26.0379">
            <text:p>-26.0379</text:p>
          </table:table-cell>
          <table:table-cell office:value-type="float" office:value="-1.1755">
            <text:p>-1.1755</text:p>
          </table:table-cell>
        </table:table-row>
        <table:table-row table:style-name="ro1">
          <table:table-cell/>
          <table:table-cell office:value-type="float" office:value="-16">
            <text:p>-16</text:p>
          </table:table-cell>
          <table:table-cell office:value-type="float" office:value="-0.5538">
            <text:p>-0.5538</text:p>
          </table:table-cell>
          <table:table-cell office:value-type="float" office:value="0.20393">
            <text:p>0.20393</text:p>
          </table:table-cell>
          <table:table-cell office:value-type="float" office:value="0.19979">
            <text:p>0.19979</text:p>
          </table:table-cell>
          <table:table-cell office:value-type="float" office:value="0.0116">
            <text:p>0.0116</text:p>
          </table:table-cell>
          <table:table-cell office:value-type="float" office:value="1">
            <text:p>1</text:p>
          </table:table-cell>
          <table:table-cell office:value-type="float" office:value="0.0237">
            <text:p>0.0237</text:p>
          </table:table-cell>
          <table:table-cell office:value-type="float" office:value="-23.5987">
            <text:p>-23.5987</text:p>
          </table:table-cell>
          <table:table-cell office:value-type="float" office:value="-1.204">
            <text:p>-1.204</text:p>
          </table:table-cell>
        </table:table-row>
        <table:table-row table:style-name="ro1">
          <table:table-cell/>
          <table:table-cell office:value-type="float" office:value="-15">
            <text:p>-15</text:p>
          </table:table-cell>
          <table:table-cell office:value-type="float" office:value="-0.5251">
            <text:p>-0.5251</text:p>
          </table:table-cell>
          <table:table-cell office:value-type="float" office:value="0.1898">
            <text:p>0.1898</text:p>
          </table:table-cell>
          <table:table-cell office:value-type="float" office:value="0.18566">
            <text:p>0.18566</text:p>
          </table:table-cell>
          <table:table-cell office:value-type="float" office:value="0.0076">
            <text:p>0.0076</text:p>
          </table:table-cell>
          <table:table-cell office:value-type="float" office:value="1">
            <text:p>1</text:p>
          </table:table-cell>
          <table:table-cell office:value-type="float" office:value="0.0246">
            <text:p>0.0246</text:p>
          </table:table-cell>
          <table:table-cell office:value-type="float" office:value="-21.4357">
            <text:p>-21.4357</text:p>
          </table:table-cell>
          <table:table-cell office:value-type="float" office:value="-1.2435">
            <text:p>-1.2435</text:p>
          </table:table-cell>
        </table:table-row>
        <table:table-row table:style-name="ro1">
          <table:table-cell/>
          <table:table-cell office:value-type="float" office:value="-14">
            <text:p>-14</text:p>
          </table:table-cell>
          <table:table-cell office:value-type="float" office:value="-0.4972">
            <text:p>-0.4972</text:p>
          </table:table-cell>
          <table:table-cell office:value-type="float" office:value="0.17754">
            <text:p>0.17754</text:p>
          </table:table-cell>
          <table:table-cell office:value-type="float" office:value="0.1734">
            <text:p>0.1734</text:p>
          </table:table-cell>
          <table:table-cell office:value-type="float" office:value="0.0031">
            <text:p>0.0031</text:p>
          </table:table-cell>
          <table:table-cell office:value-type="float" office:value="1">
            <text:p>1</text:p>
          </table:table-cell>
          <table:table-cell office:value-type="float" office:value="0.0269">
            <text:p>0.0269</text:p>
          </table:table-cell>
          <table:table-cell office:value-type="float" office:value="-19.3592">
            <text:p>-19.3592</text:p>
          </table:table-cell>
          <table:table-cell office:value-type="float" office:value="-1.2919">
            <text:p>-1.2919</text:p>
          </table:table-cell>
        </table:table-row>
        <table:table-row table:style-name="ro1">
          <table:table-cell/>
          <table:table-cell office:value-type="float" office:value="-13">
            <text:p>-13</text:p>
          </table:table-cell>
          <table:table-cell office:value-type="float" office:value="-0.334">
            <text:p>-0.334</text:p>
          </table:table-cell>
          <table:table-cell office:value-type="float" office:value="0.1482">
            <text:p>0.1482</text:p>
          </table:table-cell>
          <table:table-cell office:value-type="float" office:value="0.14445">
            <text:p>0.14445</text:p>
          </table:table-cell>
          <table:table-cell office:value-type="float" office:value="-0.0156">
            <text:p>-0.0156</text:p>
          </table:table-cell>
          <table:table-cell office:value-type="float" office:value="1">
            <text:p>1</text:p>
          </table:table-cell>
          <table:table-cell office:value-type="float" office:value="0.0305">
            <text:p>0.0305</text:p>
          </table:table-cell>
          <table:table-cell office:value-type="float" office:value="-17.3718">
            <text:p>-17.3718</text:p>
          </table:table-cell>
          <table:table-cell office:value-type="float" office:value="-1.337">
            <text:p>-1.337</text:p>
          </table:table-cell>
        </table:table-row>
        <table:table-row table:style-name="ro1">
          <table:table-cell/>
          <table:table-cell office:value-type="float" office:value="-12">
            <text:p>-12</text:p>
          </table:table-cell>
          <table:table-cell office:value-type="float" office:value="-0.3172">
            <text:p>-0.3172</text:p>
          </table:table-cell>
          <table:table-cell office:value-type="float" office:value="0.13804">
            <text:p>0.13804</text:p>
          </table:table-cell>
          <table:table-cell office:value-type="float" office:value="0.1343">
            <text:p>0.1343</text:p>
          </table:table-cell>
          <table:table-cell office:value-type="float" office:value="-0.0181">
            <text:p>-0.0181</text:p>
          </table:table-cell>
          <table:table-cell office:value-type="float" office:value="1">
            <text:p>1</text:p>
          </table:table-cell>
          <table:table-cell office:value-type="float" office:value="0.0334">
            <text:p>0.0334</text:p>
          </table:table-cell>
          <table:table-cell office:value-type="float" office:value="-15.4758">
            <text:p>-15.4758</text:p>
          </table:table-cell>
          <table:table-cell office:value-type="float" office:value="-1.4118">
            <text:p>-1.4118</text:p>
          </table:table-cell>
        </table:table-row>
        <table:table-row table:style-name="ro1">
          <table:table-cell/>
          <table:table-cell office:value-type="float" office:value="-11">
            <text:p>-11</text:p>
          </table:table-cell>
          <table:table-cell office:value-type="float" office:value="-0.4222">
            <text:p>-0.4222</text:p>
          </table:table-cell>
          <table:table-cell office:value-type="float" office:value="0.14089">
            <text:p>0.14089</text:p>
          </table:table-cell>
          <table:table-cell office:value-type="float" office:value="0.13684">
            <text:p>0.13684</text:p>
          </table:table-cell>
          <table:table-cell office:value-type="float" office:value="-0.0096">
            <text:p>-0.0096</text:p>
          </table:table-cell>
          <table:table-cell office:value-type="float" office:value="1">
            <text:p>1</text:p>
          </table:table-cell>
          <table:table-cell office:value-type="float" office:value="0.0338">
            <text:p>0.0338</text:p>
          </table:table-cell>
          <table:table-cell office:value-type="float" office:value="-13.6735">
            <text:p>-13.6735</text:p>
          </table:table-cell>
          <table:table-cell office:value-type="float" office:value="-1.292">
            <text:p>-1.292</text:p>
          </table:table-cell>
        </table:table-row>
        <table:table-row table:style-name="ro1">
          <table:table-cell/>
          <table:table-cell office:value-type="float" office:value="-10">
            <text:p>-10</text:p>
          </table:table-cell>
          <table:table-cell office:value-type="float" office:value="-0.2858">
            <text:p>-0.2858</text:p>
          </table:table-cell>
          <table:table-cell office:value-type="float" office:value="0.1154">
            <text:p>0.1154</text:p>
          </table:table-cell>
          <table:table-cell office:value-type="float" office:value="0.11174">
            <text:p>0.11174</text:p>
          </table:table-cell>
          <table:table-cell office:value-type="float" office:value="-0.0215">
            <text:p>-0.0215</text:p>
          </table:table-cell>
          <table:table-cell office:value-type="float" office:value="1">
            <text:p>1</text:p>
          </table:table-cell>
          <table:table-cell office:value-type="float" office:value="0.0382">
            <text:p>0.0382</text:p>
          </table:table-cell>
          <table:table-cell office:value-type="float" office:value="-11.9672">
            <text:p>-11.9672</text:p>
          </table:table-cell>
          <table:table-cell office:value-type="float" office:value="-1.4111">
            <text:p>-1.4111</text:p>
          </table:table-cell>
        </table:table-row>
        <table:table-row table:style-name="ro1">
          <table:table-cell/>
          <table:table-cell office:value-type="float" office:value="-9">
            <text:p>-9</text:p>
          </table:table-cell>
          <table:table-cell office:value-type="float" office:value="-0.3767">
            <text:p>-0.3767</text:p>
          </table:table-cell>
          <table:table-cell office:value-type="float" office:value="0.11732">
            <text:p>0.11732</text:p>
          </table:table-cell>
          <table:table-cell office:value-type="float" office:value="0.11341">
            <text:p>0.11341</text:p>
          </table:table-cell>
          <table:table-cell office:value-type="float" office:value="-0.015">
            <text:p>-0.015</text:p>
          </table:table-cell>
          <table:table-cell office:value-type="float" office:value="1">
            <text:p>1</text:p>
          </table:table-cell>
          <table:table-cell office:value-type="float" office:value="0.0387">
            <text:p>0.0387</text:p>
          </table:table-cell>
          <table:table-cell office:value-type="float" office:value="-10.359">
            <text:p>-10.359</text:p>
          </table:table-cell>
          <table:table-cell office:value-type="float" office:value="-1.4504">
            <text:p>-1.4504</text:p>
          </table:table-cell>
        </table:table-row>
        <table:table-row table:style-name="ro1">
          <table:table-cell/>
          <table:table-cell office:value-type="float" office:value="-8">
            <text:p>-8</text:p>
          </table:table-cell>
          <table:table-cell office:value-type="float" office:value="-0.383">
            <text:p>-0.383</text:p>
          </table:table-cell>
          <table:table-cell office:value-type="float" office:value="0.11167">
            <text:p>0.11167</text:p>
          </table:table-cell>
          <table:table-cell office:value-type="float" office:value="0.10796">
            <text:p>0.10796</text:p>
          </table:table-cell>
          <table:table-cell office:value-type="float" office:value="-0.0203">
            <text:p>-0.0203</text:p>
          </table:table-cell>
          <table:table-cell office:value-type="float" office:value="1">
            <text:p>1</text:p>
          </table:table-cell>
          <table:table-cell office:value-type="float" office:value="0.0409">
            <text:p>0.0409</text:p>
          </table:table-cell>
          <table:table-cell office:value-type="float" office:value="-8.8507">
            <text:p>-8.8507</text:p>
          </table:table-cell>
          <table:table-cell office:value-type="float" office:value="-1.3806">
            <text:p>-1.3806</text:p>
          </table:table-cell>
        </table:table-row>
        <table:table-row table:style-name="ro1">
          <table:table-cell/>
          <table:table-cell office:value-type="float" office:value="-7">
            <text:p>-7</text:p>
          </table:table-cell>
          <table:table-cell office:value-type="float" office:value="-0.3519">
            <text:p>-0.3519</text:p>
          </table:table-cell>
          <table:table-cell office:value-type="float" office:value="0.09699">
            <text:p>0.09699</text:p>
          </table:table-cell>
          <table:table-cell office:value-type="float" office:value="0.09338">
            <text:p>0.09338</text:p>
          </table:table-cell>
          <table:table-cell office:value-type="float" office:value="-0.0159">
            <text:p>-0.0159</text:p>
          </table:table-cell>
          <table:table-cell office:value-type="float" office:value="1">
            <text:p>1</text:p>
          </table:table-cell>
          <table:table-cell office:value-type="float" office:value="0.0434">
            <text:p>0.0434</text:p>
          </table:table-cell>
          <table:table-cell office:value-type="float" office:value="-7.4443">
            <text:p>-7.4443</text:p>
          </table:table-cell>
          <table:table-cell office:value-type="float" office:value="-1.1793">
            <text:p>-1.1793</text:p>
          </table:table-cell>
        </table:table-row>
        <table:table-row table:style-name="ro1">
          <table:table-cell/>
          <table:table-cell office:value-type="float" office:value="-6">
            <text:p>-6</text:p>
          </table:table-cell>
          <table:table-cell office:value-type="float" office:value="-0.3142">
            <text:p>-0.3142</text:p>
          </table:table-cell>
          <table:table-cell office:value-type="float" office:value="0.08936">
            <text:p>0.08936</text:p>
          </table:table-cell>
          <table:table-cell office:value-type="float" office:value="0.08589">
            <text:p>0.08589</text:p>
          </table:table-cell>
          <table:table-cell office:value-type="float" office:value="-0.0319">
            <text:p>-0.0319</text:p>
          </table:table-cell>
          <table:table-cell office:value-type="float" office:value="1">
            <text:p>1</text:p>
          </table:table-cell>
          <table:table-cell office:value-type="float" office:value="0.0483">
            <text:p>0.0483</text:p>
          </table:table-cell>
          <table:table-cell office:value-type="float" office:value="-6.1414">
            <text:p>-6.1414</text:p>
          </table:table-cell>
          <table:table-cell office:value-type="float" office:value="-1.1206">
            <text:p>-1.1206</text:p>
          </table:table-cell>
        </table:table-row>
        <table:table-row table:style-name="ro1">
          <table:table-cell/>
          <table:table-cell office:value-type="float" office:value="-5">
            <text:p>-5</text:p>
          </table:table-cell>
          <table:table-cell office:value-type="float" office:value="-0.2883">
            <text:p>-0.2883</text:p>
          </table:table-cell>
          <table:table-cell office:value-type="float" office:value="0.07941">
            <text:p>0.07941</text:p>
          </table:table-cell>
          <table:table-cell office:value-type="float" office:value="0.07601">
            <text:p>0.07601</text:p>
          </table:table-cell>
          <table:table-cell office:value-type="float" office:value="-0.0231">
            <text:p>-0.0231</text:p>
          </table:table-cell>
          <table:table-cell office:value-type="float" office:value="0.996">
            <text:p>0.996</text:p>
          </table:table-cell>
          <table:table-cell office:value-type="float" office:value="0.0471">
            <text:p>0.0471</text:p>
          </table:table-cell>
          <table:table-cell office:value-type="float" office:value="-4.9437">
            <text:p>-4.9437</text:p>
          </table:table-cell>
          <table:table-cell office:value-type="float" office:value="-1.089">
            <text:p>-1.089</text:p>
          </table:table-cell>
        </table:table-row>
        <table:table-row table:style-name="ro1">
          <table:table-cell/>
          <table:table-cell office:value-type="float" office:value="-4">
            <text:p>-4</text:p>
          </table:table-cell>
          <table:table-cell office:value-type="float" office:value="-0.0942">
            <text:p>-0.0942</text:p>
          </table:table-cell>
          <table:table-cell office:value-type="float" office:value="0.06678">
            <text:p>0.06678</text:p>
          </table:table-cell>
          <table:table-cell office:value-type="float" office:value="0.06302">
            <text:p>0.06302</text:p>
          </table:table-cell>
          <table:table-cell office:value-type="float" office:value="-0.0645">
            <text:p>-0.0645</text:p>
          </table:table-cell>
          <table:table-cell office:value-type="float" office:value="0.976">
            <text:p>0.976</text:p>
          </table:table-cell>
          <table:table-cell office:value-type="float" office:value="0.0545">
            <text:p>0.0545</text:p>
          </table:table-cell>
          <table:table-cell office:value-type="float" office:value="-3.8526">
            <text:p>-3.8526</text:p>
          </table:table-cell>
          <table:table-cell office:value-type="float" office:value="-1.1153">
            <text:p>-1.1153</text:p>
          </table:table-cell>
        </table:table-row>
        <table:table-row table:style-name="ro1">
          <table:table-cell/>
          <table:table-cell office:value-type="float" office:value="-3">
            <text:p>-3</text:p>
          </table:table-cell>
          <table:table-cell office:value-type="float" office:value="0.0376">
            <text:p>0.0376</text:p>
          </table:table-cell>
          <table:table-cell office:value-type="float" office:value="0.04753">
            <text:p>0.04753</text:p>
          </table:table-cell>
          <table:table-cell office:value-type="float" office:value="0.04359">
            <text:p>0.04359</text:p>
          </table:table-cell>
          <table:table-cell office:value-type="float" office:value="-0.0838">
            <text:p>-0.0838</text:p>
          </table:table-cell>
          <table:table-cell office:value-type="float" office:value="0.9554">
            <text:p>0.9554</text:p>
          </table:table-cell>
          <table:table-cell office:value-type="float" office:value="0.0576">
            <text:p>0.0576</text:p>
          </table:table-cell>
          <table:table-cell office:value-type="float" office:value="-2.8693">
            <text:p>-2.8693</text:p>
          </table:table-cell>
          <table:table-cell office:value-type="float" office:value="-1.0689">
            <text:p>-1.0689</text:p>
          </table:table-cell>
        </table:table-row>
        <table:table-row table:style-name="ro1">
          <table:table-cell/>
          <table:table-cell office:value-type="float" office:value="-2">
            <text:p>-2</text:p>
          </table:table-cell>
          <table:table-cell office:value-type="float" office:value="0.2191">
            <text:p>0.2191</text:p>
          </table:table-cell>
          <table:table-cell office:value-type="float" office:value="0.03742">
            <text:p>0.03742</text:p>
          </table:table-cell>
          <table:table-cell office:value-type="float" office:value="0.0327">
            <text:p>0.0327</text:p>
          </table:table-cell>
          <table:table-cell office:value-type="float" office:value="-0.1036">
            <text:p>-0.1036</text:p>
          </table:table-cell>
          <table:table-cell office:value-type="float" office:value="0.9372">
            <text:p>0.9372</text:p>
          </table:table-cell>
          <table:table-cell office:value-type="float" office:value="0.0739">
            <text:p>0.0739</text:p>
          </table:table-cell>
          <table:table-cell office:value-type="float" office:value="-1.9952">
            <text:p>-1.9952</text:p>
          </table:table-cell>
          <table:table-cell office:value-type="float" office:value="-1.1059">
            <text:p>-1.1059</text:p>
          </table:table-cell>
        </table:table-row>
        <table:table-row table:style-name="ro1">
          <table:table-cell/>
          <table:table-cell office:value-type="float" office:value="-1">
            <text:p>-1</text:p>
          </table:table-cell>
          <table:table-cell office:value-type="float" office:value="0.3688">
            <text:p>0.3688</text:p>
          </table:table-cell>
          <table:table-cell office:value-type="float" office:value="0.02158">
            <text:p>0.02158</text:p>
          </table:table-cell>
          <table:table-cell office:value-type="float" office:value="0.01571">
            <text:p>0.01571</text:p>
          </table:table-cell>
          <table:table-cell office:value-type="float" office:value="-0.115">
            <text:p>-0.115</text:p>
          </table:table-cell>
          <table:table-cell office:value-type="float" office:value="0.9218">
            <text:p>0.9218</text:p>
          </table:table-cell>
          <table:table-cell office:value-type="float" office:value="0.0755">
            <text:p>0.0755</text:p>
          </table:table-cell>
          <table:table-cell office:value-type="float" office:value="-1.3828">
            <text:p>-1.3828</text:p>
          </table:table-cell>
          <table:table-cell office:value-type="float" office:value="-1.0413">
            <text:p>-1.041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01938">
            <text:p>0.01938</text:p>
          </table:table-cell>
          <table:table-cell office:value-type="float" office:value="0.0136">
            <text:p>0.0136</text:p>
          </table:table-cell>
          <table:table-cell office:value-type="float" office:value="-0.1293">
            <text:p>-0.1293</text:p>
          </table:table-cell>
          <table:table-cell office:value-type="float" office:value="0.8985">
            <text:p>0.8985</text:p>
          </table:table-cell>
          <table:table-cell office:value-type="float" office:value="0.1544">
            <text:p>0.1544</text:p>
          </table:table-cell>
          <table:table-cell office:value-type="float" office:value="-0.9202">
            <text:p>-0.9202</text:p>
          </table:table-cell>
          <table:table-cell office:value-type="float" office:value="-0.5935">
            <text:p>-0.593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691">
            <text:p>0.6691</text:p>
          </table:table-cell>
          <table:table-cell office:value-type="float" office:value="0.00268">
            <text:p>0.00268</text:p>
          </table:table-cell>
          <table:table-cell office:value-type="float" office:value="-0.00387">
            <text:p>-0.00387</text:p>
          </table:table-cell>
          <table:table-cell office:value-type="float" office:value="-0.1291">
            <text:p>-0.1291</text:p>
          </table:table-cell>
          <table:table-cell office:value-type="float" office:value="0.8351">
            <text:p>0.8351</text:p>
          </table:table-cell>
          <table:table-cell office:value-type="float" office:value="0.154">
            <text:p>0.154</text:p>
          </table:table-cell>
          <table:table-cell office:value-type="float" office:value="-0.9062">
            <text:p>-0.9062</text:p>
          </table:table-cell>
          <table:table-cell office:value-type="float" office:value="-0.7248">
            <text:p>-0.724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7735">
            <text:p>0.7735</text:p>
          </table:table-cell>
          <table:table-cell office:value-type="float" office:value="0.00223">
            <text:p>0.00223</text:p>
          </table:table-cell>
          <table:table-cell office:value-type="float" office:value="-0.00466">
            <text:p>-0.00466</text:p>
          </table:table-cell>
          <table:table-cell office:value-type="float" office:value="-0.1263">
            <text:p>-0.1263</text:p>
          </table:table-cell>
          <table:table-cell office:value-type="float" office:value="0.7865">
            <text:p>0.7865</text:p>
          </table:table-cell>
          <table:table-cell office:value-type="float" office:value="0.1542">
            <text:p>0.1542</text:p>
          </table:table-cell>
          <table:table-cell office:value-type="float" office:value="-1.1116">
            <text:p>-1.1116</text:p>
          </table:table-cell>
          <table:table-cell office:value-type="float" office:value="-1.085">
            <text:p>-1.08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9073">
            <text:p>0.9073</text:p>
          </table:table-cell>
          <table:table-cell office:value-type="float" office:value="0.0134">
            <text:p>0.0134</text:p>
          </table:table-cell>
          <table:table-cell office:value-type="float" office:value="0.00608">
            <text:p>0.00608</text:p>
          </table:table-cell>
          <table:table-cell office:value-type="float" office:value="-0.1304">
            <text:p>-0.1304</text:p>
          </table:table-cell>
          <table:table-cell office:value-type="float" office:value="0.7323">
            <text:p>0.7323</text:p>
          </table:table-cell>
          <table:table-cell office:value-type="float" office:value="0.1608">
            <text:p>0.1608</text:p>
          </table:table-cell>
          <table:table-cell office:value-type="float" office:value="-1.615">
            <text:p>-1.615</text:p>
          </table:table-cell>
          <table:table-cell office:value-type="float" office:value="-1.4995">
            <text:p>-1.499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.0005">
            <text:p>1.0005</text:p>
          </table:table-cell>
          <table:table-cell office:value-type="float" office:value="0.0134">
            <text:p>0.0134</text:p>
          </table:table-cell>
          <table:table-cell office:value-type="float" office:value="0.00576">
            <text:p>0.00576</text:p>
          </table:table-cell>
          <table:table-cell office:value-type="float" office:value="-0.1243">
            <text:p>-0.1243</text:p>
          </table:table-cell>
          <table:table-cell office:value-type="float" office:value="0.5835">
            <text:p>0.5835</text:p>
          </table:table-cell>
          <table:table-cell office:value-type="float" office:value="0.1722">
            <text:p>0.1722</text:p>
          </table:table-cell>
          <table:table-cell office:value-type="float" office:value="-2.2872">
            <text:p>-2.2872</text:p>
          </table:table-cell>
          <table:table-cell office:value-type="float" office:value="-2.0268">
            <text:p>-2.026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.0504">
            <text:p>1.0504</text:p>
          </table:table-cell>
          <table:table-cell office:value-type="float" office:value="0.01903">
            <text:p>0.01903</text:p>
          </table:table-cell>
          <table:table-cell office:value-type="float" office:value="0.00862">
            <text:p>0.00862</text:p>
          </table:table-cell>
          <table:table-cell office:value-type="float" office:value="-0.1124">
            <text:p>-0.1124</text:p>
          </table:table-cell>
          <table:table-cell office:value-type="float" office:value="0.0786">
            <text:p>0.0786</text:p>
          </table:table-cell>
          <table:table-cell office:value-type="float" office:value="0.1916">
            <text:p>0.1916</text:p>
          </table:table-cell>
          <table:table-cell office:value-type="float" office:value="-3.034">
            <text:p>-3.034</text:p>
          </table:table-cell>
          <table:table-cell office:value-type="float" office:value="-2.394">
            <text:p>-2.39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.2046">
            <text:p>1.2046</text:p>
          </table:table-cell>
          <table:table-cell office:value-type="float" office:value="0.02365">
            <text:p>0.02365</text:p>
          </table:table-cell>
          <table:table-cell office:value-type="float" office:value="0.01433">
            <text:p>0.01433</text:p>
          </table:table-cell>
          <table:table-cell office:value-type="float" office:value="-0.1239">
            <text:p>-0.1239</text:p>
          </table:table-cell>
          <table:table-cell office:value-type="float" office:value="0.0578">
            <text:p>0.0578</text:p>
          </table:table-cell>
          <table:table-cell office:value-type="float" office:value="1">
            <text:p>1</text:p>
          </table:table-cell>
          <table:table-cell office:value-type="float" office:value="-3.8544">
            <text:p>-3.8544</text:p>
          </table:table-cell>
          <table:table-cell office:value-type="float" office:value="-3.0168">
            <text:p>-3.0168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.2945">
            <text:p>1.2945</text:p>
          </table:table-cell>
          <table:table-cell office:value-type="float" office:value="0.02836">
            <text:p>0.02836</text:p>
          </table:table-cell>
          <table:table-cell office:value-type="float" office:value="0.01907">
            <text:p>0.01907</text:p>
          </table:table-cell>
          <table:table-cell office:value-type="float" office:value="-0.1194">
            <text:p>-0.1194</text:p>
          </table:table-cell>
          <table:table-cell office:value-type="float" office:value="0.0501">
            <text:p>0.0501</text:p>
          </table:table-cell>
          <table:table-cell office:value-type="float" office:value="1">
            <text:p>1</text:p>
          </table:table-cell>
          <table:table-cell office:value-type="float" office:value="-4.7475">
            <text:p>-4.7475</text:p>
          </table:table-cell>
          <table:table-cell office:value-type="float" office:value="-3.3175">
            <text:p>-3.317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3866">
            <text:p>1.3866</text:p>
          </table:table-cell>
          <table:table-cell office:value-type="float" office:value="0.04354">
            <text:p>0.04354</text:p>
          </table:table-cell>
          <table:table-cell office:value-type="float" office:value="0.03597">
            <text:p>0.03597</text:p>
          </table:table-cell>
          <table:table-cell office:value-type="float" office:value="-0.1136">
            <text:p>-0.1136</text:p>
          </table:table-cell>
          <table:table-cell office:value-type="float" office:value="0.0515">
            <text:p>0.0515</text:p>
          </table:table-cell>
          <table:table-cell office:value-type="float" office:value="1">
            <text:p>1</text:p>
          </table:table-cell>
          <table:table-cell office:value-type="float" office:value="-5.7122">
            <text:p>-5.7122</text:p>
          </table:table-cell>
          <table:table-cell office:value-type="float" office:value="-3.5762">
            <text:p>-3.576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.0488">
            <text:p>1.0488</text:p>
          </table:table-cell>
          <table:table-cell office:value-type="float" office:value="0.01965">
            <text:p>0.01965</text:p>
          </table:table-cell>
          <table:table-cell office:value-type="float" office:value="0.00924">
            <text:p>0.00924</text:p>
          </table:table-cell>
          <table:table-cell office:value-type="float" office:value="-0.1121">
            <text:p>-0.1121</text:p>
          </table:table-cell>
          <table:table-cell office:value-type="float" office:value="0.0659">
            <text:p>0.0659</text:p>
          </table:table-cell>
          <table:table-cell office:value-type="float" office:value="0.1782">
            <text:p>0.1782</text:p>
          </table:table-cell>
          <table:table-cell office:value-type="float" office:value="-6.9092">
            <text:p>-6.9092</text:p>
          </table:table-cell>
          <table:table-cell office:value-type="float" office:value="-3.9977">
            <text:p>-3.9977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.4338">
            <text:p>1.4338</text:p>
          </table:table-cell>
          <table:table-cell office:value-type="float" office:value="0.05511">
            <text:p>0.05511</text:p>
          </table:table-cell>
          <table:table-cell office:value-type="float" office:value="0.04865">
            <text:p>0.04865</text:p>
          </table:table-cell>
          <table:table-cell office:value-type="float" office:value="-0.1035">
            <text:p>-0.1035</text:p>
          </table:table-cell>
          <table:table-cell office:value-type="float" office:value="0.051">
            <text:p>0.051</text:p>
          </table:table-cell>
          <table:table-cell office:value-type="float" office:value="1">
            <text:p>1</text:p>
          </table:table-cell>
          <table:table-cell office:value-type="float" office:value="-8.351">
            <text:p>-8.351</text:p>
          </table:table-cell>
          <table:table-cell office:value-type="float" office:value="-4.0234">
            <text:p>-4.0234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.4349">
            <text:p>1.4349</text:p>
          </table:table-cell>
          <table:table-cell office:value-type="float" office:value="0.07061">
            <text:p>0.07061</text:p>
          </table:table-cell>
          <table:table-cell office:value-type="float" office:value="0.0656">
            <text:p>0.0656</text:p>
          </table:table-cell>
          <table:table-cell office:value-type="float" office:value="-0.0887">
            <text:p>-0.0887</text:p>
          </table:table-cell>
          <table:table-cell office:value-type="float" office:value="0.0609">
            <text:p>0.0609</text:p>
          </table:table-cell>
          <table:table-cell office:value-type="float" office:value="1">
            <text:p>1</text:p>
          </table:table-cell>
          <table:table-cell office:value-type="float" office:value="-9.9073">
            <text:p>-9.9073</text:p>
          </table:table-cell>
          <table:table-cell office:value-type="float" office:value="-1.2714">
            <text:p>-1.2714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.3767">
            <text:p>1.3767</text:p>
          </table:table-cell>
          <table:table-cell office:value-type="float" office:value="0.09633">
            <text:p>0.09633</text:p>
          </table:table-cell>
          <table:table-cell office:value-type="float" office:value="0.09174">
            <text:p>0.09174</text:p>
          </table:table-cell>
          <table:table-cell office:value-type="float" office:value="-0.0789">
            <text:p>-0.0789</text:p>
          </table:table-cell>
          <table:table-cell office:value-type="float" office:value="0.0548">
            <text:p>0.0548</text:p>
          </table:table-cell>
          <table:table-cell office:value-type="float" office:value="1">
            <text:p>1</text:p>
          </table:table-cell>
          <table:table-cell office:value-type="float" office:value="-11.5762">
            <text:p>-11.5762</text:p>
          </table:table-cell>
          <table:table-cell office:value-type="float" office:value="-3.6413">
            <text:p>-3.641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.1664">
            <text:p>1.1664</text:p>
          </table:table-cell>
          <table:table-cell office:value-type="float" office:value="0.14779">
            <text:p>0.14779</text:p>
          </table:table-cell>
          <table:table-cell office:value-type="float" office:value="0.14424">
            <text:p>0.14424</text:p>
          </table:table-cell>
          <table:table-cell office:value-type="float" office:value="-0.0927">
            <text:p>-0.0927</text:p>
          </table:table-cell>
          <table:table-cell office:value-type="float" office:value="0.0546">
            <text:p>0.0546</text:p>
          </table:table-cell>
          <table:table-cell office:value-type="float" office:value="1">
            <text:p>1</text:p>
          </table:table-cell>
          <table:table-cell office:value-type="float" office:value="-13.3557">
            <text:p>-13.3557</text:p>
          </table:table-cell>
          <table:table-cell office:value-type="float" office:value="-3.125">
            <text:p>-3.125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.1304">
            <text:p>1.1304</text:p>
          </table:table-cell>
          <table:table-cell office:value-type="float" office:value="0.1827">
            <text:p>0.1827</text:p>
          </table:table-cell>
          <table:table-cell office:value-type="float" office:value="0.1792">
            <text:p>0.1792</text:p>
          </table:table-cell>
          <table:table-cell office:value-type="float" office:value="-0.1179">
            <text:p>-0.1179</text:p>
          </table:table-cell>
          <table:table-cell office:value-type="float" office:value="0.0528">
            <text:p>0.0528</text:p>
          </table:table-cell>
          <table:table-cell office:value-type="float" office:value="1">
            <text:p>1</text:p>
          </table:table-cell>
          <table:table-cell office:value-type="float" office:value="-15.2436">
            <text:p>-15.2436</text:p>
          </table:table-cell>
          <table:table-cell office:value-type="float" office:value="-2.4967">
            <text:p>-2.4967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.1376">
            <text:p>1.1376</text:p>
          </table:table-cell>
          <table:table-cell office:value-type="float" office:value="0.20099">
            <text:p>0.20099</text:p>
          </table:table-cell>
          <table:table-cell office:value-type="float" office:value="0.19747">
            <text:p>0.19747</text:p>
          </table:table-cell>
          <table:table-cell office:value-type="float" office:value="-0.1281">
            <text:p>-0.1281</text:p>
          </table:table-cell>
          <table:table-cell office:value-type="float" office:value="0.0413">
            <text:p>0.0413</text:p>
          </table:table-cell>
          <table:table-cell office:value-type="float" office:value="1">
            <text:p>1</text:p>
          </table:table-cell>
          <table:table-cell office:value-type="float" office:value="-17.2376">
            <text:p>-17.2376</text:p>
          </table:table-cell>
          <table:table-cell office:value-type="float" office:value="-2.3825">
            <text:p>-2.3825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1383">
            <text:p>1.1383</text:p>
          </table:table-cell>
          <table:table-cell office:value-type="float" office:value="0.22503">
            <text:p>0.22503</text:p>
          </table:table-cell>
          <table:table-cell office:value-type="float" office:value="0.22147">
            <text:p>0.22147</text:p>
          </table:table-cell>
          <table:table-cell office:value-type="float" office:value="-0.1329">
            <text:p>-0.1329</text:p>
          </table:table-cell>
          <table:table-cell office:value-type="float" office:value="0.038">
            <text:p>0.038</text:p>
          </table:table-cell>
          <table:table-cell office:value-type="float" office:value="1">
            <text:p>1</text:p>
          </table:table-cell>
          <table:table-cell office:value-type="float" office:value="-19.3352">
            <text:p>-19.3352</text:p>
          </table:table-cell>
          <table:table-cell office:value-type="float" office:value="-2.2604">
            <text:p>-2.2604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.1482">
            <text:p>1.1482</text:p>
          </table:table-cell>
          <table:table-cell office:value-type="float" office:value="0.24724">
            <text:p>0.24724</text:p>
          </table:table-cell>
          <table:table-cell office:value-type="float" office:value="0.24368">
            <text:p>0.24368</text:p>
          </table:table-cell>
          <table:table-cell office:value-type="float" office:value="-0.1423">
            <text:p>-0.1423</text:p>
          </table:table-cell>
          <table:table-cell office:value-type="float" office:value="0.0377">
            <text:p>0.0377</text:p>
          </table:table-cell>
          <table:table-cell office:value-type="float" office:value="1">
            <text:p>1</text:p>
          </table:table-cell>
          <table:table-cell office:value-type="float" office:value="-21.534">
            <text:p>-21.534</text:p>
          </table:table-cell>
          <table:table-cell office:value-type="float" office:value="-2.0689">
            <text:p>-2.0689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.1567">
            <text:p>1.1567</text:p>
          </table:table-cell>
          <table:table-cell office:value-type="float" office:value="0.26706">
            <text:p>0.26706</text:p>
          </table:table-cell>
          <table:table-cell office:value-type="float" office:value="0.26351">
            <text:p>0.26351</text:p>
          </table:table-cell>
          <table:table-cell office:value-type="float" office:value="-0.1546">
            <text:p>-0.1546</text:p>
          </table:table-cell>
          <table:table-cell office:value-type="float" office:value="0.0355">
            <text:p>0.0355</text:p>
          </table:table-cell>
          <table:table-cell office:value-type="float" office:value="1">
            <text:p>1</text:p>
          </table:table-cell>
          <table:table-cell office:value-type="float" office:value="-23.8312">
            <text:p>-23.8312</text:p>
          </table:table-cell>
          <table:table-cell office:value-type="float" office:value="-1.8395">
            <text:p>-1.8395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.1669">
            <text:p>1.1669</text:p>
          </table:table-cell>
          <table:table-cell office:value-type="float" office:value="0.2877">
            <text:p>0.2877</text:p>
          </table:table-cell>
          <table:table-cell office:value-type="float" office:value="0.28432">
            <text:p>0.28432</text:p>
          </table:table-cell>
          <table:table-cell office:value-type="float" office:value="-0.1626">
            <text:p>-0.1626</text:p>
          </table:table-cell>
          <table:table-cell office:value-type="float" office:value="0.0315">
            <text:p>0.0315</text:p>
          </table:table-cell>
          <table:table-cell office:value-type="float" office:value="1">
            <text:p>1</text:p>
          </table:table-cell>
          <table:table-cell office:value-type="float" office:value="-26.224">
            <text:p>-26.224</text:p>
          </table:table-cell>
          <table:table-cell office:value-type="float" office:value="-1.7381">
            <text:p>-1.738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.1754">
            <text:p>1.1754</text:p>
          </table:table-cell>
          <table:table-cell office:value-type="float" office:value="0.30767">
            <text:p>0.30767</text:p>
          </table:table-cell>
          <table:table-cell office:value-type="float" office:value="0.30433">
            <text:p>0.30433</text:p>
          </table:table-cell>
          <table:table-cell office:value-type="float" office:value="-0.1681">
            <text:p>-0.1681</text:p>
          </table:table-cell>
          <table:table-cell office:value-type="float" office:value="0.0287">
            <text:p>0.0287</text:p>
          </table:table-cell>
          <table:table-cell office:value-type="float" office:value="1">
            <text:p>1</text:p>
          </table:table-cell>
          <table:table-cell office:value-type="float" office:value="-28.7096">
            <text:p>-28.7096</text:p>
          </table:table-cell>
          <table:table-cell office:value-type="float" office:value="-1.7837">
            <text:p>-1.7837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.893">
            <text:p>0.893</text:p>
          </table:table-cell>
          <table:table-cell office:value-type="float" office:value="0.36039">
            <text:p>0.36039</text:p>
          </table:table-cell>
          <table:table-cell office:value-type="float" office:value="0.35804">
            <text:p>0.35804</text:p>
          </table:table-cell>
          <table:table-cell office:value-type="float" office:value="-0.1517">
            <text:p>-0.1517</text:p>
          </table:table-cell>
          <table:table-cell office:value-type="float" office:value="0.0133">
            <text:p>0.013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-180">
            <text:p>-180</text:p>
          </table:table-cell>
          <table:table-cell office:value-type="float" office:value="0">
            <text:p>0</text:p>
          </table:table-cell>
          <table:table-cell office:value-type="float" office:value="0.0438">
            <text:p>0.0438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70">
            <text:p>-170</text:p>
          </table:table-cell>
          <table:table-cell office:value-type="float" office:value="0.208">
            <text:p>0.208</text:p>
          </table:table-cell>
          <table:table-cell office:value-type="float" office:value="0.082">
            <text:p>0.082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60">
            <text:p>-160</text:p>
          </table:table-cell>
          <table:table-cell office:value-type="float" office:value="0.417">
            <text:p>0.417</text:p>
          </table:table-cell>
          <table:table-cell office:value-type="float" office:value="0.192">
            <text:p>0.192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50">
            <text:p>-150</text:p>
          </table:table-cell>
          <table:table-cell office:value-type="float" office:value="0.625">
            <text:p>0.625</text:p>
          </table:table-cell>
          <table:table-cell office:value-type="float" office:value="0.3604">
            <text:p>0.3604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40">
            <text:p>-140</text:p>
          </table:table-cell>
          <table:table-cell office:value-type="float" office:value="0.587">
            <text:p>0.587</text:p>
          </table:table-cell>
          <table:table-cell office:value-type="float" office:value="0.5665">
            <text:p>0.5665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30">
            <text:p>-130</text:p>
          </table:table-cell>
          <table:table-cell office:value-type="float" office:value="0.529">
            <text:p>0.529</text:p>
          </table:table-cell>
          <table:table-cell office:value-type="float" office:value="0.7851">
            <text:p>0.7851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20">
            <text:p>-120</text:p>
          </table:table-cell>
          <table:table-cell office:value-type="float" office:value="0.436">
            <text:p>0.436</text:p>
          </table:table-cell>
          <table:table-cell office:value-type="float" office:value="0.9894">
            <text:p>0.9894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10">
            <text:p>-110</text:p>
          </table:table-cell>
          <table:table-cell office:value-type="float" office:value="0.31">
            <text:p>0.31</text:p>
          </table:table-cell>
          <table:table-cell office:value-type="float" office:value="1.1541">
            <text:p>1.1541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00">
            <text:p>-100</text:p>
          </table:table-cell>
          <table:table-cell office:value-type="float" office:value="0.159">
            <text:p>0.159</text:p>
          </table:table-cell>
          <table:table-cell office:value-type="float" office:value="1.2587">
            <text:p>1.2587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80">
            <text:p>-80</text:p>
          </table:table-cell>
          <table:table-cell office:value-type="float" office:value="-0.159">
            <text:p>-0.159</text:p>
          </table:table-cell>
          <table:table-cell office:value-type="float" office:value="1.2587">
            <text:p>1.2587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70">
            <text:p>-70</text:p>
          </table:table-cell>
          <table:table-cell office:value-type="float" office:value="-0.31">
            <text:p>-0.31</text:p>
          </table:table-cell>
          <table:table-cell office:value-type="float" office:value="1.1541">
            <text:p>1.1541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60">
            <text:p>-60</text:p>
          </table:table-cell>
          <table:table-cell office:value-type="float" office:value="-0.436">
            <text:p>-0.436</text:p>
          </table:table-cell>
          <table:table-cell office:value-type="float" office:value="0.9894">
            <text:p>0.9894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0">
            <text:p>-50</text:p>
          </table:table-cell>
          <table:table-cell office:value-type="float" office:value="-0.529">
            <text:p>-0.529</text:p>
          </table:table-cell>
          <table:table-cell office:value-type="float" office:value="0.7851">
            <text:p>0.7851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0">
            <text:p>-40</text:p>
          </table:table-cell>
          <table:table-cell office:value-type="float" office:value="-0.587">
            <text:p>-0.587</text:p>
          </table:table-cell>
          <table:table-cell office:value-type="float" office:value="0.5665">
            <text:p>0.5665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30">
            <text:p>-30</text:p>
          </table:table-cell>
          <table:table-cell office:value-type="float" office:value="-0.625">
            <text:p>-0.625</text:p>
          </table:table-cell>
          <table:table-cell office:value-type="float" office:value="0.3604">
            <text:p>0.3604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20">
            <text:p>-20</text:p>
          </table:table-cell>
          <table:table-cell office:value-type="float" office:value="-0.675">
            <text:p>-0.675</text:p>
          </table:table-cell>
          <table:table-cell office:value-type="float" office:value="0.252">
            <text:p>0.252</text:p>
          </table:table-cell>
          <table:table-cell office:value-type="float" office:value="-1.4073">
            <text:p>-1.40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9">
            <text:p>-19</text:p>
          </table:table-cell>
          <table:table-cell office:value-type="float" office:value="-0.643">
            <text:p>-0.643</text:p>
          </table:table-cell>
          <table:table-cell office:value-type="float" office:value="0.2401">
            <text:p>0.2401</text:p>
          </table:table-cell>
          <table:table-cell office:value-type="float" office:value="-1.3201">
            <text:p>-1.32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8">
            <text:p>-18</text:p>
          </table:table-cell>
          <table:table-cell office:value-type="float" office:value="-0.613">
            <text:p>-0.613</text:p>
          </table:table-cell>
          <table:table-cell office:value-type="float" office:value="0.2271">
            <text:p>0.2271</text:p>
          </table:table-cell>
          <table:table-cell office:value-type="float" office:value="-1.2131">
            <text:p>-1.21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7">
            <text:p>-17</text:p>
          </table:table-cell>
          <table:table-cell office:value-type="float" office:value="-0.582">
            <text:p>-0.582</text:p>
          </table:table-cell>
          <table:table-cell office:value-type="float" office:value="0.215">
            <text:p>0.215</text:p>
          </table:table-cell>
          <table:table-cell office:value-type="float" office:value="-1.1755">
            <text:p>-1.17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6">
            <text:p>-16</text:p>
          </table:table-cell>
          <table:table-cell office:value-type="float" office:value="-0.554">
            <text:p>-0.554</text:p>
          </table:table-cell>
          <table:table-cell office:value-type="float" office:value="0.2039">
            <text:p>0.2039</text:p>
          </table:table-cell>
          <table:table-cell office:value-type="float" office:value="-1.204">
            <text:p>-1.2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5">
            <text:p>-15</text:p>
          </table:table-cell>
          <table:table-cell office:value-type="float" office:value="-0.525">
            <text:p>-0.525</text:p>
          </table:table-cell>
          <table:table-cell office:value-type="float" office:value="0.1898">
            <text:p>0.1898</text:p>
          </table:table-cell>
          <table:table-cell office:value-type="float" office:value="-1.2435">
            <text:p>-1.24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4">
            <text:p>-14</text:p>
          </table:table-cell>
          <table:table-cell office:value-type="float" office:value="-0.497">
            <text:p>-0.497</text:p>
          </table:table-cell>
          <table:table-cell office:value-type="float" office:value="0.1775">
            <text:p>0.1775</text:p>
          </table:table-cell>
          <table:table-cell office:value-type="float" office:value="-1.2919">
            <text:p>-1.29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3">
            <text:p>-13</text:p>
          </table:table-cell>
          <table:table-cell office:value-type="float" office:value="-0.334">
            <text:p>-0.334</text:p>
          </table:table-cell>
          <table:table-cell office:value-type="float" office:value="0.1482">
            <text:p>0.1482</text:p>
          </table:table-cell>
          <table:table-cell office:value-type="float" office:value="-1.337">
            <text:p>-1.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2">
            <text:p>-12</text:p>
          </table:table-cell>
          <table:table-cell office:value-type="float" office:value="-0.317">
            <text:p>-0.317</text:p>
          </table:table-cell>
          <table:table-cell office:value-type="float" office:value="0.138">
            <text:p>0.138</text:p>
          </table:table-cell>
          <table:table-cell office:value-type="float" office:value="-1.4118">
            <text:p>-1.41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1">
            <text:p>-11</text:p>
          </table:table-cell>
          <table:table-cell office:value-type="float" office:value="-0.422">
            <text:p>-0.422</text:p>
          </table:table-cell>
          <table:table-cell office:value-type="float" office:value="0.1409">
            <text:p>0.1409</text:p>
          </table:table-cell>
          <table:table-cell office:value-type="float" office:value="-1.292">
            <text:p>-1.2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0">
            <text:p>-10</text:p>
          </table:table-cell>
          <table:table-cell office:value-type="float" office:value="-0.286">
            <text:p>-0.286</text:p>
          </table:table-cell>
          <table:table-cell office:value-type="float" office:value="0.1154">
            <text:p>0.1154</text:p>
          </table:table-cell>
          <table:table-cell office:value-type="float" office:value="-1.4111">
            <text:p>-1.41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9">
            <text:p>-9</text:p>
          </table:table-cell>
          <table:table-cell office:value-type="float" office:value="-0.377">
            <text:p>-0.377</text:p>
          </table:table-cell>
          <table:table-cell office:value-type="float" office:value="0.1173">
            <text:p>0.1173</text:p>
          </table:table-cell>
          <table:table-cell office:value-type="float" office:value="-1.4504">
            <text:p>-1.45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8">
            <text:p>-8</text:p>
          </table:table-cell>
          <table:table-cell office:value-type="float" office:value="-0.383">
            <text:p>-0.383</text:p>
          </table:table-cell>
          <table:table-cell office:value-type="float" office:value="0.1117">
            <text:p>0.1117</text:p>
          </table:table-cell>
          <table:table-cell office:value-type="float" office:value="-1.3806">
            <text:p>-1.38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7">
            <text:p>-7</text:p>
          </table:table-cell>
          <table:table-cell office:value-type="float" office:value="-0.352">
            <text:p>-0.352</text:p>
          </table:table-cell>
          <table:table-cell office:value-type="float" office:value="0.097">
            <text:p>0.097</text:p>
          </table:table-cell>
          <table:table-cell office:value-type="float" office:value="-1.1793">
            <text:p>-1.17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6">
            <text:p>-6</text:p>
          </table:table-cell>
          <table:table-cell office:value-type="float" office:value="-0.314">
            <text:p>-0.314</text:p>
          </table:table-cell>
          <table:table-cell office:value-type="float" office:value="0.0894">
            <text:p>0.0894</text:p>
          </table:table-cell>
          <table:table-cell office:value-type="float" office:value="-1.1206">
            <text:p>-1.12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">
            <text:p>-5</text:p>
          </table:table-cell>
          <table:table-cell office:value-type="float" office:value="-0.288">
            <text:p>-0.288</text:p>
          </table:table-cell>
          <table:table-cell office:value-type="float" office:value="0.0794">
            <text:p>0.0794</text:p>
          </table:table-cell>
          <table:table-cell office:value-type="float" office:value="-1.089">
            <text:p>-1.0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">
            <text:p>-4</text:p>
          </table:table-cell>
          <table:table-cell office:value-type="float" office:value="-0.094">
            <text:p>-0.094</text:p>
          </table:table-cell>
          <table:table-cell office:value-type="float" office:value="0.0668">
            <text:p>0.0668</text:p>
          </table:table-cell>
          <table:table-cell office:value-type="float" office:value="-1.1153">
            <text:p>-1.11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3">
            <text:p>-3</text:p>
          </table:table-cell>
          <table:table-cell office:value-type="float" office:value="0.038">
            <text:p>0.038</text:p>
          </table:table-cell>
          <table:table-cell office:value-type="float" office:value="0.0475">
            <text:p>0.0475</text:p>
          </table:table-cell>
          <table:table-cell office:value-type="float" office:value="-1.0689">
            <text:p>-1.06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2">
            <text:p>-2</text:p>
          </table:table-cell>
          <table:table-cell office:value-type="float" office:value="0.219">
            <text:p>0.219</text:p>
          </table:table-cell>
          <table:table-cell office:value-type="float" office:value="0.0374">
            <text:p>0.0374</text:p>
          </table:table-cell>
          <table:table-cell office:value-type="float" office:value="-1.1059">
            <text:p>-1.10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">
            <text:p>-1</text:p>
          </table:table-cell>
          <table:table-cell office:value-type="float" office:value="0.369">
            <text:p>0.369</text:p>
          </table:table-cell>
          <table:table-cell office:value-type="float" office:value="0.0216">
            <text:p>0.0216</text:p>
          </table:table-cell>
          <table:table-cell office:value-type="float" office:value="-1.0413">
            <text:p>-1.04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0194">
            <text:p>0.0194</text:p>
          </table:table-cell>
          <table:table-cell office:value-type="float" office:value="-0.5935">
            <text:p>-0.59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69">
            <text:p>0.669</text:p>
          </table:table-cell>
          <table:table-cell office:value-type="float" office:value="0.0027">
            <text:p>0.0027</text:p>
          </table:table-cell>
          <table:table-cell office:value-type="float" office:value="-0.7248">
            <text:p>-0.72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774">
            <text:p>0.774</text:p>
          </table:table-cell>
          <table:table-cell office:value-type="float" office:value="0.0022">
            <text:p>0.0022</text:p>
          </table:table-cell>
          <table:table-cell office:value-type="float" office:value="-1.085">
            <text:p>-1.0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907">
            <text:p>0.907</text:p>
          </table:table-cell>
          <table:table-cell office:value-type="float" office:value="0.0134">
            <text:p>0.0134</text:p>
          </table:table-cell>
          <table:table-cell office:value-type="float" office:value="-1.4995">
            <text:p>-1.49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.001">
            <text:p>1.001</text:p>
          </table:table-cell>
          <table:table-cell office:value-type="float" office:value="0.0134">
            <text:p>0.0134</text:p>
          </table:table-cell>
          <table:table-cell office:value-type="float" office:value="-2.0268">
            <text:p>-2.02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.05">
            <text:p>1.05</text:p>
          </table:table-cell>
          <table:table-cell office:value-type="float" office:value="0.019">
            <text:p>0.019</text:p>
          </table:table-cell>
          <table:table-cell office:value-type="float" office:value="-2.394">
            <text:p>-2.3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.205">
            <text:p>1.205</text:p>
          </table:table-cell>
          <table:table-cell office:value-type="float" office:value="0.0237">
            <text:p>0.0237</text:p>
          </table:table-cell>
          <table:table-cell office:value-type="float" office:value="-3.0168">
            <text:p>-3.01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.295">
            <text:p>1.295</text:p>
          </table:table-cell>
          <table:table-cell office:value-type="float" office:value="0.0284">
            <text:p>0.0284</text:p>
          </table:table-cell>
          <table:table-cell office:value-type="float" office:value="-3.3175">
            <text:p>-3.31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387">
            <text:p>1.387</text:p>
          </table:table-cell>
          <table:table-cell office:value-type="float" office:value="0.0435">
            <text:p>0.0435</text:p>
          </table:table-cell>
          <table:table-cell office:value-type="float" office:value="-3.5762">
            <text:p>-3.57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.049">
            <text:p>1.049</text:p>
          </table:table-cell>
          <table:table-cell office:value-type="float" office:value="0.0197">
            <text:p>0.0197</text:p>
          </table:table-cell>
          <table:table-cell office:value-type="float" office:value="-3.9977">
            <text:p>-3.99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.434">
            <text:p>1.434</text:p>
          </table:table-cell>
          <table:table-cell office:value-type="float" office:value="0.0551">
            <text:p>0.0551</text:p>
          </table:table-cell>
          <table:table-cell office:value-type="float" office:value="-4.0234">
            <text:p>-4.02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.435">
            <text:p>1.435</text:p>
          </table:table-cell>
          <table:table-cell office:value-type="float" office:value="0.0706">
            <text:p>0.0706</text:p>
          </table:table-cell>
          <table:table-cell office:value-type="float" office:value="-1.2714">
            <text:p>-1.27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.377">
            <text:p>1.377</text:p>
          </table:table-cell>
          <table:table-cell office:value-type="float" office:value="0.0963">
            <text:p>0.0963</text:p>
          </table:table-cell>
          <table:table-cell office:value-type="float" office:value="-3.6413">
            <text:p>-3.64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.166">
            <text:p>1.166</text:p>
          </table:table-cell>
          <table:table-cell office:value-type="float" office:value="0.1478">
            <text:p>0.1478</text:p>
          </table:table-cell>
          <table:table-cell office:value-type="float" office:value="-3.125">
            <text:p>-3.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.13">
            <text:p>1.13</text:p>
          </table:table-cell>
          <table:table-cell office:value-type="float" office:value="0.1827">
            <text:p>0.1827</text:p>
          </table:table-cell>
          <table:table-cell office:value-type="float" office:value="-2.4967">
            <text:p>-2.4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.138">
            <text:p>1.138</text:p>
          </table:table-cell>
          <table:table-cell office:value-type="float" office:value="0.201">
            <text:p>0.201</text:p>
          </table:table-cell>
          <table:table-cell office:value-type="float" office:value="-2.3825">
            <text:p>-2.38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138">
            <text:p>1.138</text:p>
          </table:table-cell>
          <table:table-cell office:value-type="float" office:value="0.225">
            <text:p>0.225</text:p>
          </table:table-cell>
          <table:table-cell office:value-type="float" office:value="-2.2604">
            <text:p>-2.26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.148">
            <text:p>1.148</text:p>
          </table:table-cell>
          <table:table-cell office:value-type="float" office:value="0.2472">
            <text:p>0.2472</text:p>
          </table:table-cell>
          <table:table-cell office:value-type="float" office:value="-2.0689">
            <text:p>-2.06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.157">
            <text:p>1.157</text:p>
          </table:table-cell>
          <table:table-cell office:value-type="float" office:value="0.2671">
            <text:p>0.2671</text:p>
          </table:table-cell>
          <table:table-cell office:value-type="float" office:value="-1.8395">
            <text:p>-1.83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.167">
            <text:p>1.167</text:p>
          </table:table-cell>
          <table:table-cell office:value-type="float" office:value="0.2877">
            <text:p>0.2877</text:p>
          </table:table-cell>
          <table:table-cell office:value-type="float" office:value="-1.7381">
            <text:p>-1.73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.175">
            <text:p>1.175</text:p>
          </table:table-cell>
          <table:table-cell office:value-type="float" office:value="0.3077">
            <text:p>0.3077</text:p>
          </table:table-cell>
          <table:table-cell office:value-type="float" office:value="-1.7837">
            <text:p>-1.78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.893">
            <text:p>0.893</text:p>
          </table:table-cell>
          <table:table-cell office:value-type="float" office:value="0.3604">
            <text:p>0.3604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.839">
            <text:p>0.839</text:p>
          </table:table-cell>
          <table:table-cell office:value-type="float" office:value="0.5665">
            <text:p>0.5665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755">
            <text:p>0.755</text:p>
          </table:table-cell>
          <table:table-cell office:value-type="float" office:value="0.7851">
            <text:p>0.7851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623">
            <text:p>0.623</text:p>
          </table:table-cell>
          <table:table-cell office:value-type="float" office:value="0.9894">
            <text:p>0.9894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0.442">
            <text:p>0.442</text:p>
          </table:table-cell>
          <table:table-cell office:value-type="float" office:value="1.1541">
            <text:p>1.1541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0.227">
            <text:p>0.227</text:p>
          </table:table-cell>
          <table:table-cell office:value-type="float" office:value="1.2587">
            <text:p>1.2587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-0.159">
            <text:p>-0.159</text:p>
          </table:table-cell>
          <table:table-cell office:value-type="float" office:value="1.2587">
            <text:p>1.2587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-0.31">
            <text:p>-0.31</text:p>
          </table:table-cell>
          <table:table-cell office:value-type="float" office:value="1.1541">
            <text:p>1.1541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-0.436">
            <text:p>-0.436</text:p>
          </table:table-cell>
          <table:table-cell office:value-type="float" office:value="0.9894">
            <text:p>0.9894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-0.529">
            <text:p>-0.529</text:p>
          </table:table-cell>
          <table:table-cell office:value-type="float" office:value="0.7851">
            <text:p>0.7851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float" office:value="-0.587">
            <text:p>-0.587</text:p>
          </table:table-cell>
          <table:table-cell office:value-type="float" office:value="0.5665">
            <text:p>0.5665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-0.625">
            <text:p>-0.625</text:p>
          </table:table-cell>
          <table:table-cell office:value-type="float" office:value="0.3604">
            <text:p>0.3604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-0.417">
            <text:p>-0.417</text:p>
          </table:table-cell>
          <table:table-cell office:value-type="float" office:value="0.192">
            <text:p>0.192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0">
            <text:p>170</text:p>
          </table:table-cell>
          <table:table-cell office:value-type="float" office:value="-0.208">
            <text:p>-0.208</text:p>
          </table:table-cell>
          <table:table-cell office:value-type="float" office:value="0.082">
            <text:p>0.082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.0438">
            <text:p>0.0438</text:p>
          </table:table-cell>
          <table:table-cell office:value-type="float" office:value="-1">
            <text:p>-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2" number:min-integer-digits="1" number:grouping="true"/>
    </number:number-style>
    <number:number-style style:name="N110">
      <number:text>-£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style:text-properties fo:color="#ff0000"/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0" number:min-integer-digits="1" number:grouping="true"/>
      <number:text> </number:text>
    </number:number-style>
    <number:number-style style:name="N117P1" style:volatile="true">
      <number:text>-£</number:text>
      <number:number number:decimal-places="0" number:min-integer-digits="1" number:grouping="true"/>
      <number:text> </number:text>
    </number:number-style>
    <number:number-style style:name="N117P2" style:volatile="true">
      <number:text> £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£</number:text>
      <number:number number:decimal-places="2" number:min-integer-digits="1" number:grouping="true"/>
      <number:text> </number:text>
    </number:number-style>
    <number:number-style style:name="N119P1" style:volatile="true">
      <number:text>-£</number:text>
      <number:number number:decimal-places="2" number:min-integer-digits="1" number:grouping="true"/>
      <number:text> </number:text>
    </number:number-style>
    <number:number-style style:name="N119P2" style:volatile="true">
      <number:text> £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4" number:min-integer-digits="1"/>
    </number:number-style>
    <number:number-style style:name="N133">
      <number:number number:decimal-places="3" number:min-integer-digits="1"/>
    </number:number-style>
    <number:number-style style:name="N134">
      <number:number number:decimal-places="5" number:min-integer-digits="1"/>
    </number:number-style>
    <number:number-style style:name="N135">
      <number:number number:decimal-places="17" number:min-integer-digits="1"/>
    </number:number-style>
    <number:number-style style:name="N136">
      <number:number number:decimal-places="16" number:min-integer-digits="1"/>
    </number:number-style>
    <number:number-style style:name="N137">
      <number:number number:decimal-places="15" number:min-integer-digits="1"/>
    </number:number-style>
    <number:number-style style:name="N138">
      <number:number number:decimal-places="14" number:min-integer-digits="1"/>
    </number:number-style>
    <number:number-style style:name="N139">
      <number:number number:decimal-places="13" number:min-integer-digits="1"/>
    </number:number-style>
    <number:number-style style:name="N140">
      <number:number number:decimal-places="12" number:min-integer-digits="1"/>
    </number:number-style>
    <number:number-style style:name="N141">
      <number:number number:decimal-places="11" number:min-integer-digits="1"/>
    </number:number-style>
    <number:number-style style:name="N142">
      <number:number number:decimal-places="10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1" number:min-integer-digits="1"/>
    </number:number-style>
    <number:number-style style:name="N148">
      <number:number number:decimal-places="2" number:min-integer-digits="1"/>
    </number:number-style>
    <number:date-style style:name="N5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9" number:language="en" number:country="GB">
      <number:day number:style="long"/>
      <number:text>-</number:text>
      <number:month number:textual="true"/>
    </number:date-style>
    <number:date-style style:name="N5110" number:language="en" number:country="GB">
      <number:month number:textual="true"/>
      <number:text>-</number:text>
      <number:year/>
    </number:date-style>
    <number:time-style style:name="N5111" number:language="en" number:country="GB">
      <number:hours/>
      <number:text>:</number:text>
      <number:minutes number:style="long"/>
      <number:text> </number:text>
      <number:am-pm/>
    </number:time-style>
    <number:time-style style:name="N5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fo:font-size="8pt" style:font-name-asian="Lucida Sans Unicode" style:font-size-asian="8pt" style:font-name-complex="Arial1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31pt double #333333" style:border-line-width="0.004cm 0.004cm 0.004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31pt double #ff9900" style:border-line-width-bottom="0.004cm 0.004cm 0.004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31pt double #333399" style:border-line-width-bottom="0.004cm 0.004cm 0.004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ditor_20_Format" style:display-name="PageStyle_Editor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1T01:02:55.28</meta:creation-date>
    <dc:date>2013-01-11T05:56:37.79</dc:date>
    <meta:editing-duration>PT4H38M32S</meta:editing-duration>
    <meta:editing-cycles>4</meta:editing-cycles>
    <meta:generator>LibreOffice/3.6$Windows_x86 LibreOffice_project/58f22d5-270d05a-e2abed1-ea17a85-9b5702</meta:generator>
    <meta:document-statistic meta:table-count="1" meta:cell-count="673" meta:object-count="0"/>
  </office:meta>
</office:document-meta>
</file>